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Standard" style:list-style-name="L1">
      <style:text-properties officeooo:rsid="001355bc" officeooo:paragraph-rsid="001355bc"/>
    </style:style>
    <style:style style:name="P5" style:family="paragraph" style:parent-style-name="Standard" style:list-style-name="L1">
      <style:text-properties officeooo:rsid="00147252" officeooo:paragraph-rsid="00147252"/>
    </style:style>
    <style:style style:name="P6" style:family="paragraph" style:parent-style-name="Standard" style:list-style-name="L1">
      <style:text-properties officeooo:rsid="0019786a" officeooo:paragraph-rsid="0019786a"/>
    </style:style>
    <style:style style:name="P7" style:family="paragraph" style:parent-style-name="Standard" style:list-style-name="L1">
      <style:text-properties officeooo:rsid="001a38f5" officeooo:paragraph-rsid="001a38f5"/>
    </style:style>
    <style:style style:name="P8" style:family="paragraph" style:parent-style-name="Standard" style:list-style-name="L1">
      <style:text-properties officeooo:rsid="001cb17f" officeooo:paragraph-rsid="001cb17f"/>
    </style:style>
    <style:style style:name="P9" style:family="paragraph" style:parent-style-name="Header">
      <style:text-properties officeooo:rsid="000c0ed4" officeooo:paragraph-rsid="000c0ed4"/>
    </style:style>
    <style:style style:name="T1" style:family="text">
      <style:text-properties officeooo:rsid="0015a22f"/>
    </style:style>
    <style:style style:name="T2" style:family="text">
      <style:text-properties officeooo:rsid="0015a986"/>
    </style:style>
    <style:style style:name="T3" style:family="text">
      <style:text-properties officeooo:rsid="00185556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</text:p>
        </text:list-item>
        <text:list-item>
          <text:p text:style-name="P4">True ** <text:span text:style-name="T3">may want to check later</text:span></text:p>
        </text:list-item>
        <text:list-item>
          <text:p text:style-name="P5">False</text:p>
        </text:list-item>
        <text:list-item>
          <text:p text:style-name="P5"><text:s/><text:span text:style-name="T1">False</text:span>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8">True</text:p>
        </text:list-item>
        <text:list-item>
          <text:p text:style-name="P8">Fal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8:50:31.213744871</dc:date>
    <meta:editing-duration>PT4H13M36S</meta:editing-duration>
    <meta:editing-cycles>18</meta:editing-cycles>
    <meta:document-statistic meta:table-count="0" meta:image-count="0" meta:object-count="0" meta:page-count="1" meta:paragraph-count="11" meta:word-count="33" meta:character-count="151" meta:non-whitespace-character-count="135"/>
  </office:meta>
</office:document-meta>
</file>